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CaucAlban" svg:font-family="'Noto Sans CaucAlban'"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4b4b" officeooo:paragraph-rsid="00044b4b"/>
    </style:style>
    <style:style style:name="P2" style:family="paragraph" style:parent-style-name="Text_20_body">
      <style:paragraph-properties fo:line-height="150%" fo:text-align="justify" style:justify-single-word="false"/>
      <style:text-properties style:font-name="C059" officeooo:rsid="00044b4b" officeooo:paragraph-rsid="00044b4b"/>
    </style:style>
    <style:style style:name="P3" style:family="paragraph" style:parent-style-name="Text_20_body">
      <style:paragraph-properties fo:line-height="150%" fo:text-align="justify" style:justify-single-word="false"/>
      <style:text-properties style:font-name="C059"/>
    </style:style>
    <style:style style:name="P4" style:family="paragraph" style:parent-style-name="Text_20_body">
      <style:paragraph-properties fo:line-height="150%" fo:text-align="justify" style:justify-single-word="false"/>
      <style:text-properties style:font-name="C059" officeooo:rsid="000622d7" officeooo:paragraph-rsid="000622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l diseño de la página está orientado a ofrecer una navegación simple e intuitiva para el usuario, de modo que no se requiera una gran destreza para explorar el contenido. La elección de los colores se basa en los requisitos del ejercicio 9. Debido a que el mapa en 3D presenta un fondo espacial que no se puede eliminar, se ha optado por un color negro para el encabezado y el pie de página, con el fin de destacarlos. En el encabezado, se incluye un menú "hamburguesa" que facilita la navegación entre las diferentes secciones, junto con un logo, y las letras se presentan en color rojo, creando un contraste efectivo con el negro.</text:p>
      <text:p text:style-name="P3">Para el resto de la página, se ha seleccionado una paleta de grises y degradados, que complementa bien al negro y aporta una estética agradable y una buena visibilidad. Además, esta elección de colores refuerza la temática espacial, ya que los trajes de astronautas y los cohetes son en su mayoría grises, en consonancia con el reto de la NASA.</text:p>
      <text:p text:style-name="P4">En la página del ejercicio 5, los filtros se han colocado en la parte superior para evitar que se superpongan con la tabla de información que se mostrará más abajo. El botón de búsqueda se ha diseñado en color azul, mientras que el botón de limpiar se presenta en rojo, lo que resalta claramente las funcionalidades de ambos.</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CaucAlban" svg:font-family="'Noto Sans CaucAlban'"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6:00:39.810667329</meta:creation-date>
    <dc:date>2024-09-27T16:14:04.994474031</dc:date>
    <meta:editing-duration>PT13M24S</meta:editing-duration>
    <meta:editing-cycles>2</meta:editing-cycles>
    <meta:generator>LibreOffice/24.2.5.2$Linux_X86_64 LibreOffice_project/420$Build-2</meta:generator>
    <meta:document-statistic meta:table-count="0" meta:image-count="0" meta:object-count="0" meta:page-count="1" meta:paragraph-count="3" meta:word-count="232" meta:character-count="1302" meta:non-whitespace-character-count="1073"/>
  </office:meta>
</office:document-meta>
</file>